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dictionary.xml" manifest:media-type="text/xml"/>
  <manifest:file-entry manifest:full-path="Basic/Standard/document.xml" manifest:media-type="text/xml"/>
  <manifest:file-entry manifest:full-path="Basic/Standard/base___multiline_code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00/00/00</text:date>, <text:time style:data-style-name="N2" text:time-value="04:28:59.34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30T05:11:29.578000000</dc:date>
    <meta:editing-duration>PT4H26M12S</meta:editing-duration>
    <meta:editing-cycles>48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dictionar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  <library:element library:name="type___number"/>
</library:library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dictionary.xml><?xml version="1.0" encoding="utf-8"?>
<!DOCTYPE module  PUBLIC '-//OpenOffice.org//DTD OfficeDocument 1.0//EN'  'module.dtd'>
<script:module xmlns:script="http://openoffice.org/2000/script" script:name="type___dictionary" script:language="StarBasic" script:moduleType="normal">REM  *****  LibreOffice VBA  *****

Option Explicit

'
' REF : https://help.libreoffice.org/latest/ko/text/sbasic/shared/03/sf_dictionary.html
'

Sub type_dictionary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
	'
	Dim hex as Byte : hex = &amp;HFF ' 255
	
	MsgBox( hex )
	
	
	'
	' Octal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append 1"
	
	s = s &amp; Chr( 10 ) &amp; "append 2"
	
	'
	' 안돼
	'
	s = s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1 )
	view = view &amp; Chr( 10 )
	
	
	'
	' Mid : 지정한 위치를 기준으로 Index를 적용
	'
	view = view  &amp; "Mid : "&amp; Mid( s, 6, 1 )
	view = view &amp; Chr( 10 )
	
	
	MsgBox( view )

End Sub




Sub type_string___Instr

	Dim s as String : s = "test string"	
	
	MsgBox( Instr( 1, s, "es" ) )

End Sub




Sub type_string___MultiByte

	Dim s as String : s = "한국어"	
	
	Dim b() As Byte : b = Left( s, 1 )
	b( 1 )
	
	MsgBox( b( 1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